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0.5167in" style:rel-column-width="4889*"/>
    </style:style>
    <style:style style:name="Table1.B" style:family="table-column">
      <style:table-column-properties style:column-width="2.075in" style:rel-column-width="19636*"/>
    </style:style>
    <style:style style:name="Table1.C" style:family="table-column">
      <style:table-column-properties style:column-width="4.3333in" style:rel-column-width="41010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padding="0.0382in" fo:border="0.0069in solid #000000"/>
    </style:style>
    <style:style style:name="Table1.A2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able1.C2" style:family="table-cell">
      <style:table-cell-properties style:vertical-align="middle" fo:padding="0.0382in" fo:border-left="0.0069in solid #000000" fo:border-right="0.0069in solid #000000" fo:border-top="none" fo:border-bottom="0.0069in solid #000000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0.5167in" style:rel-column-width="4889*"/>
    </style:style>
    <style:style style:name="Table2.B" style:family="table-column">
      <style:table-column-properties style:column-width="2.075in" style:rel-column-width="19636*"/>
    </style:style>
    <style:style style:name="Table2.C" style:family="table-column">
      <style:table-column-properties style:column-width="4.3333in" style:rel-column-width="4101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padding="0.0382in" fo:border="0.0069in solid #000000"/>
    </style:style>
    <style:style style:name="Table2.A2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able2.C2" style:family="table-cell">
      <style:table-cell-properties style:vertical-align="middle" fo:padding="0.0382in" fo:border-left="0.0069in solid #000000" fo:border-right="0.0069in solid #000000" fo:border-top="none" fo:border-bottom="0.0069in solid #000000"/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0.5167in" style:rel-column-width="4889*"/>
    </style:style>
    <style:style style:name="Table3.B" style:family="table-column">
      <style:table-column-properties style:column-width="2.075in" style:rel-column-width="19636*"/>
    </style:style>
    <style:style style:name="Table3.C" style:family="table-column">
      <style:table-column-properties style:column-width="4.3333in" style:rel-column-width="41010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="0.0382in" fo:border="0.0069in solid #000000"/>
    </style:style>
    <style:style style:name="Table3.A2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able3.C2" style:family="table-cell">
      <style:table-cell-properties style:vertical-align="middle" fo:padding="0.0382in" fo:border-left="0.0069in solid #000000" fo:border-right="0.0069in solid #000000" fo:border-top="none" fo:border-bottom="0.0069in solid #000000"/>
    </style:style>
    <style:style style:name="Table4" style:family="table">
      <style:table-properties style:width="6.925in" table:align="margins" style:shadow="none"/>
    </style:style>
    <style:style style:name="Table4.A" style:family="table-column">
      <style:table-column-properties style:column-width="0.5167in" style:rel-column-width="4889*"/>
    </style:style>
    <style:style style:name="Table4.B" style:family="table-column">
      <style:table-column-properties style:column-width="2.075in" style:rel-column-width="19636*"/>
    </style:style>
    <style:style style:name="Table4.C" style:family="table-column">
      <style:table-column-properties style:column-width="4.3333in" style:rel-column-width="41010*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middle" fo:padding="0.0382in" fo:border="0.0069in solid #000000"/>
    </style:style>
    <style:style style:name="Table4.A2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able4.C2" style:family="table-cell">
      <style:table-cell-properties style:vertical-align="middle" fo:padding="0.0382in" fo:border-left="0.0069in solid #000000" fo:border-right="0.0069in solid #000000" fo:border-top="none" fo:border-bottom="0.0069in solid #000000"/>
    </style:style>
    <style:style style:name="Table5" style:family="table">
      <style:table-properties style:width="6.925in" table:align="margins" style:shadow="none"/>
    </style:style>
    <style:style style:name="Table5.A" style:family="table-column">
      <style:table-column-properties style:column-width="0.5167in" style:rel-column-width="4889*"/>
    </style:style>
    <style:style style:name="Table5.B" style:family="table-column">
      <style:table-column-properties style:column-width="2.075in" style:rel-column-width="19636*"/>
    </style:style>
    <style:style style:name="Table5.C" style:family="table-column">
      <style:table-column-properties style:column-width="4.3333in" style:rel-column-width="41010*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style:vertical-align="middle" fo:padding="0.0382in" fo:border="0.0069in solid #000000"/>
    </style:style>
    <style:style style:name="Table5.A2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able5.C2" style:family="table-cell">
      <style:table-cell-properties style:vertical-align="middle" fo:padding="0.0382in" fo:border-left="0.0069in solid #000000" fo:border-right="0.0069in solid #000000" fo:border-top="none" fo:border-bottom="0.0069in solid #000000"/>
    </style:style>
    <style:style style:name="P1" style:family="paragraph" style:parent-style-name="Standard">
      <style:text-properties style:font-name="Arial1" fo:font-size="10pt" style:font-size-asian="10pt" style:font-size-complex="10pt"/>
    </style:style>
    <style:style style:name="P2" style:family="paragraph" style:parent-style-name="Preformatted_20_Text">
      <style:text-properties style:font-name="Arial1"/>
    </style:style>
    <style:style style:name="P3" style:family="paragraph" style:parent-style-name="Preformatted_20_Text">
      <style:text-properties style:font-name="Arial1" fo:font-size="10pt" style:font-name-asian="NSimSun" style:font-size-asian="10pt" style:font-name-complex="Courier New" style:font-size-complex="10pt"/>
    </style:style>
    <style:style style:name="P4" style:family="paragraph" style:parent-style-name="Preformatted_20_Text">
      <style:paragraph-properties fo:text-align="center" style:justify-single-word="false"/>
      <style:text-properties style:font-name="Arial1" fo:font-size="10pt" style:font-name-asian="NSimSun" style:font-size-asian="10pt" style:font-name-complex="Courier New" style:font-size-complex="10pt"/>
    </style:style>
    <style:style style:name="P5" style:family="paragraph" style:parent-style-name="Preformatted_20_Text">
      <style:text-properties style:font-name="Arial1" fo:font-size="10pt" fo:font-weight="normal" style:font-name-asian="NSimSun" style:font-size-asian="10pt" style:font-weight-asian="normal" style:font-name-complex="Courier New" style:font-size-complex="10pt" style:font-weight-complex="normal"/>
    </style:style>
    <style:style style:name="P6" style:family="paragraph" style:parent-style-name="Preformatted_20_Text">
      <style:text-properties style:font-name="Arial1" fo:font-size="11pt" fo:font-weight="bold" style:font-name-asian="NSimSun" style:font-size-asian="11pt" style:font-weight-asian="bold" style:font-name-complex="Courier New" style:font-size-complex="11pt" style:font-weight-complex="bold"/>
    </style:style>
    <style:style style:name="P7" style:family="paragraph" style:parent-style-name="Preformatted_20_Text">
      <style:text-properties style:font-name="Arial1" fo:font-size="12pt" style:font-size-asian="12pt" style:font-size-complex="12pt"/>
    </style:style>
    <style:style style:name="P8" style:family="paragraph" style:parent-style-name="Preformatted_20_Text">
      <style:paragraph-properties fo:text-align="center" style:justify-single-word="false"/>
      <style:text-properties style:font-name="Arial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9" style:family="paragraph" style:parent-style-name="Table_20_Contents">
      <style:text-properties style:font-name="Arial1" fo:font-size="10pt" style:font-name-asian="NSimSun" style:font-size-asian="10pt" style:font-name-complex="Courier New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10pt" style:font-name-asian="NSimSun" style:font-size-asian="10pt" style:font-name-complex="Courier New" style:font-size-complex="10pt"/>
    </style:style>
    <style:style style:name="P11" style:family="paragraph" style:parent-style-name="Preformatted_20_Text" style:list-style-name="L1"/>
    <style:style style:name="P12" style:family="paragraph" style:parent-style-name="Preformatted_20_Text">
      <style:text-properties style:font-name="Courier New"/>
    </style:style>
    <style:style style:name="P13" style:family="paragraph" style:parent-style-name="Preformatted_20_Text" style:list-style-name="L2">
      <style:text-properties style:font-name="Courier New"/>
    </style:style>
    <style:style style:name="P14" style:family="paragraph" style:parent-style-name="Preformatted_20_Text" style:list-style-name="L3">
      <style:text-properties fo:color="#9999ff" style:font-name="Arial1"/>
    </style:style>
    <style:style style:name="P15" style:family="paragraph" style:parent-style-name="Preformatted_20_Text" style:list-style-name="L3">
      <style:text-properties style:font-name="Arial1"/>
    </style:style>
    <style:style style:name="T1" style:family="text">
      <style:text-properties style:font-name="Courier New"/>
    </style:style>
    <style:style style:name="T2" style:family="text">
      <style:text-properties style:font-name="Arial1"/>
    </style:style>
    <style:style style:name="T3" style:family="text">
      <style:text-properties style:font-name-asian="NSimSun" style:font-name-complex="Courier New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07in" fo:text-indent="-0.25in" fo:margin-left="0.580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07in" fo:text-indent="-0.25in" fo:margin-left="0.83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07in" fo:text-indent="-0.25in" fo:margin-left="1.08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07in" fo:text-indent="-0.25in" fo:margin-left="1.33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07in" fo:text-indent="-0.25in" fo:margin-left="1.58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07in" fo:text-indent="-0.25in" fo:margin-left="1.83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07in" fo:text-indent="-0.25in" fo:margin-left="2.08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07in" fo:text-indent="-0.25in" fo:margin-left="2.33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07in" fo:text-indent="-0.25in" fo:margin-left="2.58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07in" fo:text-indent="-0.25in" fo:margin-left="2.830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UBY Documentation Generator – RDOC</text:p>
      <text:p text:style-name="P2"/>
      <text:p text:style-name="P2"/>
      <text:p text:style-name="P7">Usage: <text:span text:style-name="T1">rdoc [options] [names/directories...]</text:span></text:p>
      <text:p text:style-name="P2"/>
      <text:p text:style-name="P2"/>
      <text:p text:style-name="P2">Files are parsed, and the information they contain collected, before any output is produced. This allows cross references between all files to be resolved. If a name is a directory, it is traversed. If no names are specified, all Ruby files in the current directory (and sub-directories) are processed.</text:p>
      <text:p text:style-name="P2"/>
      <text:p text:style-name="P2">How RDoc generates output depends on the output formatter being used, and on the options you give.</text:p>
      <text:p text:style-name="P2"/>
      <text:p text:style-name="P2">Options can be specified via the RDOCOPT environment variable, which functions similar to the RUBYOPT environment variable for ruby. For example:</text:p>
      <text:p text:style-name="P2"/>
      <text:p text:style-name="P2"><text:s text:c="4"/><text:span text:style-name="T1">$ export RDOCOPT = "--show-hash"</text:span></text:p>
      <text:p text:style-name="P2"/>
      <text:p text:style-name="P2">will make rdoc show hashes in method links by default. <text:s/>Note that command-line options always will override those contained in RDOCOPT.</text:p>
      <text:p text:style-name="P2"/>
      <text:p text:style-name="P2"/>
      <text:p text:style-name="P2">Available formatters:</text:p>
      <text:p text:style-name="P2"/>
      <text:list xml:id="list5429234871264466534" text:style-name="L1">
        <text:list-item>
          <text:p text:style-name="P11"><text:span text:style-name="T1">darkfish<text:tab/></text:span><text:span text:style-name="T2">- HTML generator, written by Michael Granger</text:span></text:p>
        </text:list-item>
        <text:list-item>
          <text:p text:style-name="P11"><text:span text:style-name="T1">pot</text:span><text:span text:style-name="T2"><text:tab/><text:tab/>- creates .pot file</text:span></text:p>
        </text:list-item>
        <text:list-item>
          <text:p text:style-name="P11"><text:span text:style-name="T1">ri<text:tab/><text:tab/></text:span><text:span text:style-name="T2">- creates ri data files</text:span></text:p>
        </text:list-item>
      </text:list>
      <text:p text:style-name="P2"/>
      <text:p text:style-name="P2"/>
      <text:p text:style-name="P2">RDoc understands the following file formats:</text:p>
      <text:p text:style-name="P12"/>
      <text:list xml:id="list3912365643670889232" text:style-name="L2">
        <text:list-item>
          <text:p text:style-name="P13">C:<text:tab/><text:tab/>\.(?:([CcHh])\1?|c([+xp])\2|y)\z</text:p>
        </text:list-item>
        <text:list-item>
          <text:p text:style-name="P13">ChangeLog:<text:tab/>(/|\\|\A)ChangeLog[^/\\]*\z</text:p>
        </text:list-item>
        <text:list-item>
          <text:p text:style-name="P13">Markdown:<text:tab/>\.(md|markdown)(?:\.[^.]+)?$</text:p>
        </text:list-item>
        <text:list-item>
          <text:p text:style-name="P13">RD:<text:tab/><text:tab/>\.rd(?:\.[^.]+)?$</text:p>
        </text:list-item>
        <text:list-item>
          <text:p text:style-name="P13">Ruby:<text:tab/><text:tab/>\.rbw?$</text:p>
        </text:list-item>
        <text:list-item>
          <text:p text:style-name="P13">Simple:</text:p>
        </text:list-item>
        <text:list-item>
          <text:p text:style-name="P13">TomDoc:<text:tab/>Only in ruby files</text:p>
        </text:list-item>
      </text:list>
      <text:p text:style-name="P2"/>
      <text:p text:style-name="P2"/>
      <text:p text:style-name="P2">The following options are deprecated:</text:p>
      <text:p text:style-name="P2"/>
      <text:list xml:id="list376421162178172558" text:style-name="L3">
        <text:list-item>
          <text:p text:style-name="P14">--accessor<text:tab/>support discontinued</text:p>
        </text:list-item>
        <text:list-item>
          <text:p text:style-name="P14">--diagram<text:tab/>support discontinued</text:p>
        </text:list-item>
        <text:list-item>
          <text:p text:style-name="P14">--help-output<text:tab/>support discontinued</text:p>
        </text:list-item>
        <text:list-item>
          <text:p text:style-name="P15">--image-format<text:tab/>was an option for --diagram</text:p>
        </text:list-item>
        <text:list-item>
          <text:p text:style-name="P15">--inline-source<text:tab/>source code is now always inlined</text:p>
        </text:list-item>
        <text:list-item>
          <text:p text:style-name="P15">--merge<text:tab/><text:tab/>ri now always merges class information</text:p>
        </text:list-item>
        <text:list-item>
          <text:p text:style-name="P14">--one-file<text:tab/>support discontinued</text:p>
        </text:list-item>
        <text:list-item>
          <text:p text:style-name="P14">--op-name<text:tab/>support discontinued</text:p>
        </text:list-item>
        <text:list-item>
          <text:p text:style-name="P14">--opname<text:tab/>support discontinued</text:p>
        </text:list-item>
        <text:list-item>
          <text:p text:style-name="P15">--promiscuous<text:tab/>files always only document their content</text:p>
        </text:list-item>
        <text:list-item>
          <text:p text:style-name="P15">--ri-system<text:tab/>Ruby installers use other techniques</text:p>
        </text:list-item>
      </text:list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table:number-columns-spanned="3" office:value-type="string">
            <text:p text:style-name="P6">Parsing options: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0">-e</text:p>
          </table:table-cell>
          <table:table-cell table:style-name="Table1.A2" office:value-type="string">
            <text:p text:style-name="P3">--encoding=ENCODING</text:p>
          </table:table-cell>
          <table:table-cell table:style-name="Table1.C2" office:value-type="string">
            <text:p text:style-name="P1">Specifies the output encoding. <text:s/>All files read will be converted to this encoding. <text:span text:style-name="T3">Preferred over --charset</text:span></text:p>
          </table:table-cell>
        </table:table-row>
        <table:table-row table:style-name="Table1.1">
          <table:table-cell table:style-name="Table1.A2" office:value-type="string">
            <text:p text:style-name="P4">-a</text:p>
          </table:table-cell>
          <table:table-cell table:style-name="Table1.A2" office:value-type="string">
            <text:p text:style-name="P3">--all</text:p>
          </table:table-cell>
          <table:table-cell table:style-name="Table1.C2" office:value-type="string">
            <text:p text:style-name="P3">Synonym for --visibility=private.</text:p>
          </table:table-cell>
        </table:table-row>
        <table:table-row table:style-name="Table1.1">
          <table:table-cell table:style-name="Table1.A2" office:value-type="string">
            <text:p text:style-name="P4">-x</text:p>
          </table:table-cell>
          <table:table-cell table:style-name="Table1.A2" office:value-type="string">
            <text:p text:style-name="P3">--exclude=PATTERN</text:p>
          </table:table-cell>
          <table:table-cell table:style-name="Table1.C2" office:value-type="string">
            <text:p text:style-name="P3">Do not process files or directories matching PATTERN.</text:p>
          </table:table-cell>
        </table:table-row>
        <table:table-row table:style-name="Table1.1">
          <table:table-cell table:style-name="Table1.A2" office:value-type="string">
            <text:p text:style-name="P4">-E</text:p>
          </table:table-cell>
          <table:table-cell table:style-name="Table1.A2" office:value-type="string">
            <text:p text:style-name="P3">--extension=NEW=OLD</text:p>
          </table:table-cell>
          <table:table-cell table:style-name="Table1.C2" office:value-type="string">
            <text:p text:style-name="P1">Treat files ending with .new as if they ended with .old. Using '-E cgi=rb' will <text:span text:style-name="T3">cause xxx.cgi to be parsed as a Ruby file.</text:span></text:p>
          </table:table-cell>
        </table:table-row>
        <table:table-row table:style-name="Table1.1">
          <table:table-cell table:style-name="Table1.A2" office:value-type="string">
            <text:p text:style-name="P4">-U</text:p>
          </table:table-cell>
          <table:table-cell table:style-name="Table1.A2" office:value-type="string">
            <text:p text:style-name="P3">--[no-]force-update</text:p>
          </table:table-cell>
          <table:table-cell table:style-name="Table1.C2" office:value-type="string">
            <text:p text:style-name="P3">Forces rdoc to scan all sources even if newer than the flag file.</text:p>
          </table:table-cell>
        </table:table-row>
        <table:table-row table:style-name="Table1.1">
          <table:table-cell table:style-name="Table1.A2" office:value-type="string">
            <text:p text:style-name="P10">-p</text:p>
          </table:table-cell>
          <table:table-cell table:style-name="Table1.A2" office:value-type="string">
            <text:p text:style-name="P3">--pipe</text:p>
          </table:table-cell>
          <table:table-cell table:style-name="Table1.C2" office:value-type="string">
            <text:p text:style-name="P3">Convert RDoc on stdin to HTML</text:p>
          </table:table-cell>
        </table:table-row>
        <table:table-row table:style-name="Table1.1">
          <table:table-cell table:style-name="Table1.A2" office:value-type="string">
            <text:p text:style-name="P10">-w</text:p>
          </table:table-cell>
          <table:table-cell table:style-name="Table1.A2" office:value-type="string">
            <text:p text:style-name="P3">--tab-width=WIDTH</text:p>
          </table:table-cell>
          <table:table-cell table:style-name="Table1.C2" office:value-type="string">
            <text:p text:style-name="P3">Set the width of tab characters.</text:p>
          </table:table-cell>
        </table:table-row>
        <table:table-row table:style-name="Table1.1">
          <table:table-cell table:style-name="Table1.A2" office:value-type="string">
            <text:p text:style-name="P4">-V</text:p>
          </table:table-cell>
          <table:table-cell table:style-name="Table1.A2" office:value-type="string">
            <text:p text:style-name="P3">--visibility=VISIBILITY</text:p>
          </table:table-cell>
          <table:table-cell table:style-name="Table1.C2" office:value-type="string">
            <text:p text:style-name="P3">Minimum visibility to document a method. One of 'public', 'protected' (the default) or 'private'. Can be abbreviated.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3">--markup=MARKUP</text:p>
          </table:table-cell>
          <table:table-cell table:style-name="Table1.C2" office:value-type="string">
            <text:p text:style-name="P3">The markup format for the named files. The default is rdoc. <text:s/>Valid values are: rd, rdoc, tomdoc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3">--root=ROOT</text:p>
          </table:table-cell>
          <table:table-cell table:style-name="Table1.C2" office:value-type="string">
            <text:p text:style-name="P3">Root of the source tree documentation will be generated for. <text:s/>Set this when building documentation outside the source directory. <text:s/>Default is the current directory.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3">--page-dir=DIR</text:p>
          </table:table-cell>
          <table:table-cell table:style-name="Table1.C2" office:value-type="string">
            <text:p text:style-name="P3">Directory where guides, your FAQ or other pages not associated with a class live. <text:s/>Set this when you don't store such files at your project root. NOTE: Do not use the same file name in the page dir and the root of your project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6">Common generator options: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">-O</text:p>
          </table:table-cell>
          <table:table-cell table:style-name="Table2.A2" office:value-type="string">
            <text:p text:style-name="P3">--force-output</text:p>
          </table:table-cell>
          <table:table-cell table:style-name="Table2.C2" office:value-type="string">
            <text:p text:style-name="P3">Forces rdoc to write the output files, even if the output directory exists and does not seem to have been created by rdoc.</text:p>
          </table:table-cell>
        </table:table-row>
        <table:table-row table:style-name="Table2.1">
          <table:table-cell table:style-name="Table2.A2" office:value-type="string">
            <text:p text:style-name="P10">-f,--fmt</text:p>
          </table:table-cell>
          <table:table-cell table:style-name="Table2.A2" office:value-type="string">
            <text:p text:style-name="P3">--format=FORMAT</text:p>
          </table:table-cell>
          <table:table-cell table:style-name="Table2.C2" office:value-type="string">
            <text:p text:style-name="P3">Set the output formatter. <text:s/>One of: <text:s/>darkfish ri</text:p>
          </table:table-cell>
        </table:table-row>
        <table:table-row table:style-name="Table2.1">
          <table:table-cell table:style-name="Table2.A2" office:value-type="string">
            <text:p text:style-name="P10">-i</text:p>
          </table:table-cell>
          <table:table-cell table:style-name="Table2.A2" office:value-type="string">
            <text:p text:style-name="P5">--include=DIRECTORIES</text:p>
          </table:table-cell>
          <table:table-cell table:style-name="Table2.C2" office:value-type="string">
            <text:p text:style-name="P3">Set (or add to) the list of directories to be searched when satisfying :include: requests. Can be used more than once.</text:p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3">-C[LEVEL],</text:p>
            <text:p text:style-name="P3"><text:s/>--[no-]coverage-report</text:p>
            <text:p text:style-name="P3"><text:s/>--[no-]dcov</text:p>
          </table:table-cell>
          <table:table-cell table:style-name="Table2.C2" office:value-type="string">
            <text:p text:style-name="P3">Prints a report on undocumented items. Does not generate files.</text:p>
            <text:p text:style-name="P3">-C0 covers Classes, Modules, Constants, Attributes, and Methods.</text:p>
            <text:p text:style-name="P3">-C1 adds Parameters to the above.</text:p>
          </table:table-cell>
        </table:table-row>
        <table:table-row table:style-name="Table2.1">
          <table:table-cell table:style-name="Table2.A2" office:value-type="string">
            <text:p text:style-name="P10">-o</text:p>
          </table:table-cell>
          <table:table-cell table:style-name="Table2.A2" office:value-type="string">
            <text:p text:style-name="P3">--output, --op=DIR</text:p>
          </table:table-cell>
          <table:table-cell table:style-name="Table2.C2" office:value-type="string">
            <text:p text:style-name="P3">Set the output directory.</text:p>
          </table:table-cell>
        </table:table-row>
        <table:table-row table:style-name="Table2.1">
          <table:table-cell table:style-name="Table2.A2" office:value-type="string">
            <text:p text:style-name="P10">-d</text:p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3">Deprecated --diagram option. </text:p>
            <text:p text:style-name="P3">Prevents firing debug mode with legacy invocation.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table:number-columns-spanned="3" office:value-type="string">
              <text:p text:style-name="P6">HTML generator options:</text:p>
            </table:table-cell>
            <table:covered-table-cell/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10">-c</text:p>
          </table:table-cell>
          <table:table-cell table:style-name="Table3.A2" office:value-type="string">
            <text:p text:style-name="P3">--charset=CHARSET</text:p>
          </table:table-cell>
          <table:table-cell table:style-name="Table3.C2" office:value-type="string">
            <text:p text:style-name="P3">Specifies the output HTML character-set. Use --encoding instead of --charset if available.</text:p>
          </table:table-cell>
        </table:table-row>
        <table:table-row table:style-name="Table3.1">
          <table:table-cell table:style-name="Table3.A2" office:value-type="string">
            <text:p text:style-name="P10">-A</text:p>
          </table:table-cell>
          <table:table-cell table:style-name="Table3.A2" office:value-type="string">
            <text:p text:style-name="P3">--hyperlink-all</text:p>
          </table:table-cell>
          <table:table-cell table:style-name="Table3.C2" office:value-type="string">
            <text:p text:style-name="P3">Generate hyperlinks for all words that correspond to known methods, even if they do not start with '#' or '::' (legacy behavior).</text:p>
          </table:table-cell>
        </table:table-row>
        <table:table-row table:style-name="Table3.1">
          <table:table-cell table:style-name="Table3.A2" office:value-type="string">
            <text:p text:style-name="P10">-m</text:p>
          </table:table-cell>
          <table:table-cell table:style-name="Table3.A2" office:value-type="string">
            <text:p text:style-name="P3">--main=NAME</text:p>
          </table:table-cell>
          <table:table-cell table:style-name="Table3.C2" office:value-type="string">
            <text:p text:style-name="P3">NAME will be the initial page displayed.</text:p>
          </table:table-cell>
        </table:table-row>
        <table:table-row table:style-name="Table3.1">
          <table:table-cell table:style-name="Table3.A2" office:value-type="string">
            <text:p text:style-name="P10">-N</text:p>
          </table:table-cell>
          <table:table-cell table:style-name="Table3.A2" office:value-type="string">
            <text:p text:style-name="P3">--[no-]line-numbers</text:p>
          </table:table-cell>
          <table:table-cell table:style-name="Table3.C2" office:value-type="string">
            <text:p text:style-name="P3">Include line numbers in the source code. By default, only the number of the first line is displayed, in a leading comment.</text:p>
          </table:table-cell>
        </table:table-row>
        <text:soft-page-break/>
        <table:table-row table:style-name="Table3.1">
          <table:table-cell table:style-name="Table3.A2" office:value-type="string">
            <text:p text:style-name="P4">-H</text:p>
          </table:table-cell>
          <table:table-cell table:style-name="Table3.A2" office:value-type="string">
            <text:p text:style-name="P3">--show-hash</text:p>
          </table:table-cell>
          <table:table-cell table:style-name="Table3.C2" office:value-type="string">
            <text:p text:style-name="P3">A name of the form #name in a comment is a possible hyperlink to an instance method name. When displayed, the '#' is removed unless this option is specified.</text:p>
          </table:table-cell>
        </table:table-row>
        <table:table-row table:style-name="Table3.1">
          <table:table-cell table:style-name="Table3.A2" office:value-type="string">
            <text:p text:style-name="P4">-T</text:p>
          </table:table-cell>
          <table:table-cell table:style-name="Table3.A2" office:value-type="string">
            <text:p text:style-name="P3">--template=NAME</text:p>
          </table:table-cell>
          <table:table-cell table:style-name="Table3.C2" office:value-type="string">
            <text:p text:style-name="P3">Set the template used when generating output. The default depends on the formatter used.</text:p>
          </table:table-cell>
        </table:table-row>
        <table:table-row table:style-name="Table3.1">
          <table:table-cell table:style-name="Table3.A2" office:value-type="string">
            <text:p text:style-name="P10">-t</text:p>
          </table:table-cell>
          <table:table-cell table:style-name="Table3.A2" office:value-type="string">
            <text:p text:style-name="P3">--title=TITLE</text:p>
          </table:table-cell>
          <table:table-cell table:style-name="Table3.C2" office:value-type="string">
            <text:p text:style-name="P3">Set TITLE as the title for HTML output.</text:p>
          </table:table-cell>
        </table:table-row>
        <table:table-row table:style-name="Table3.1"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3">--copy-files=PATH</text:p>
          </table:table-cell>
          <table:table-cell table:style-name="Table3.C2" office:value-type="string">
            <text:p text:style-name="P3">Specify a file or directory to copy static files from. If a file is given it will be copied into the output dir. <text:s/>If a directory is given the entire directory will be copied. You can use this multiple times.</text:p>
          </table:table-cell>
        </table:table-row>
        <table:table-row table:style-name="Table3.1">
          <table:table-cell table:style-name="Table3.A2" office:value-type="string">
            <text:p text:style-name="P10">-W</text:p>
          </table:table-cell>
          <table:table-cell table:style-name="Table3.A2" office:value-type="string">
            <text:p text:style-name="P3">--webcvs=URL</text:p>
          </table:table-cell>
          <table:table-cell table:style-name="Table3.C2" office:value-type="string">
            <text:p text:style-name="P3">Specify a URL for linking to a web frontend to CVS. If the URL contains a '%s', the name of the current file will be substituted; if the URL doesn't contain a '%s', the filename will be appended to it.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6">ri generator options: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0">-r</text:p>
          </table:table-cell>
          <table:table-cell table:style-name="Table4.A2" office:value-type="string">
            <text:p text:style-name="P9">--ri</text:p>
          </table:table-cell>
          <table:table-cell table:style-name="Table4.C2" office:value-type="string">
            <text:p text:style-name="P3">Generate output for use by `ri`. The files are stored in the '.rdoc' directory under your home directory unless overridden by a subsequent --op parameter, so no special privileges are needed.</text:p>
          </table:table-cell>
        </table:table-row>
        <table:table-row table:style-name="Table4.1">
          <table:table-cell table:style-name="Table4.A2" office:value-type="string">
            <text:p text:style-name="P10">-R</text:p>
          </table:table-cell>
          <table:table-cell table:style-name="Table4.A2" office:value-type="string">
            <text:p text:style-name="P9">--ri-site</text:p>
          </table:table-cell>
          <table:table-cell table:style-name="Table4.C2" office:value-type="string">
            <text:p text:style-name="P3">Generate output for use by `ri`. The files are stored in a site-wide directory, making them accessible to others, so special privileges are needed.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">Generic options: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3">--write-options</text:p>
          </table:table-cell>
          <table:table-cell table:style-name="Table5.C2" office:value-type="string">
            <text:p text:style-name="P3">Write .rdoc_options to the current directory with the given options. <text:s/>Not all options will be used. <text:s/>See Rdoc::Options for details.</text:p>
          </table:table-cell>
        </table:table-row>
        <table:table-row table:style-name="Table5.1"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3">--[no-]dry-run</text:p>
          </table:table-cell>
          <table:table-cell table:style-name="Table5.C2" office:value-type="string">
            <text:p text:style-name="P3">Don't write any files</text:p>
          </table:table-cell>
        </table:table-row>
        <table:table-row table:style-name="Table5.1">
          <table:table-cell table:style-name="Table5.A2" office:value-type="string">
            <text:p text:style-name="P10">-D</text:p>
          </table:table-cell>
          <table:table-cell table:style-name="Table5.A2" office:value-type="string">
            <text:p text:style-name="P3">--[no-]debug</text:p>
          </table:table-cell>
          <table:table-cell table:style-name="Table5.C2" office:value-type="string">
            <text:p text:style-name="P3">Displays lots on internal stuff.</text:p>
          </table:table-cell>
        </table:table-row>
        <table:table-row table:style-name="Table5.1"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3">--[no-]ignore-invalid</text:p>
          </table:table-cell>
          <table:table-cell table:style-name="Table5.C2" office:value-type="string">
            <text:p text:style-name="P3">Ignore invalid options and continue (default true).</text:p>
          </table:table-cell>
        </table:table-row>
        <table:table-row table:style-name="Table5.1">
          <table:table-cell table:style-name="Table5.A2" office:value-type="string">
            <text:p text:style-name="P4">-q</text:p>
          </table:table-cell>
          <table:table-cell table:style-name="Table5.A2" office:value-type="string">
            <text:p text:style-name="P3">--quiet</text:p>
          </table:table-cell>
          <table:table-cell table:style-name="Table5.C2" office:value-type="string">
            <text:p text:style-name="P3">Don't show progress as we parse.</text:p>
          </table:table-cell>
        </table:table-row>
        <table:table-row table:style-name="Table5.1">
          <table:table-cell table:style-name="Table5.A2" office:value-type="string">
            <text:p text:style-name="P10">-v</text:p>
          </table:table-cell>
          <table:table-cell table:style-name="Table5.A2" office:value-type="string">
            <text:p text:style-name="P9">--verbose</text:p>
          </table:table-cell>
          <table:table-cell table:style-name="Table5.C2" office:value-type="string">
            <text:p text:style-name="P3">Display extra progress as RDoc parses</text:p>
          </table:table-cell>
        </table:table-row>
        <table:table-row table:style-name="Table5.1"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9">--help</text:p>
          </table:table-cell>
          <table:table-cell table:style-name="Table5.C2" office:value-type="string">
            <text:p text:style-name="P9">Display the help message.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5-16T11:21:29.58</dc:date>
    <dc:creator>Peter Camilleri</dc:creator>
    <meta:generator>OpenOffice/4.1.2$Win32 OpenOffice.org_project/412m3$Build-9782</meta:generator>
    <meta:editing-duration>PT1H8M20S</meta:editing-duration>
    <meta:editing-cycles>24</meta:editing-cycles>
    <meta:keyword>RDOC Ruby Documentation</meta:keyword>
    <dc:subject>RDOC Command Summary</dc:subject>
    <dc:title>RDOC Command Summary</dc:title>
    <meta:document-statistic meta:table-count="5" meta:image-count="0" meta:object-count="0" meta:page-count="3" meta:paragraph-count="136" meta:word-count="943" meta:character-count="5625"/>
  </office:meta>
</office:document-meta>
</file>